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32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3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47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4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49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officeooo:rsid="003ecb07"/>
    </style:style>
    <style:style style:name="T8" style:family="text">
      <style:text-properties officeooo:rsid="003f1b83"/>
    </style:style>
    <style:style style:name="T9" style:family="text">
      <style:text-properties fo:color="#ce181e"/>
    </style:style>
    <style:style style:name="T10" style:family="text">
      <style:text-properties officeooo:rsid="00543e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Notes on React and Redux</text:p>
      <text:p text:style-name="P1">React </text:p>
      <text:list xml:id="list4098395003" text:style-name="L1">
        <text:list-item>
          <text:p text:style-name="P32">javascript library that handles <text:span text:style-name="T1">outputting</text:span> content and user interaction.</text:p>
        </text:list-item>
        <text:list-item>
          <text:p text:style-name="P33">Create components to manage the stuff </text:p>
          <text:list>
            <text:list-item>
              <text:p text:style-name="P33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45">event handler – <text:span text:style-name="T2">manages the user actions</text:span></text:p>
        </text:list-item>
        <text:list-item>
          <text:p text:style-name="P46">React library – defines what a component is and how they work together</text:p>
        </text:list-item>
        <text:list-item>
          <text:p text:style-name="P46">ReactDOM – how to take a component and make it show up on the DOM</text:p>
        </text:list-item>
      </text:list>
      <text:p text:style-name="P19"/>
      <text:p text:style-name="P2">JSX</text:p>
      <text:list xml:id="list2717291535" text:style-name="L2">
        <text:list-item>
          <text:p text:style-name="P34">javascript extension, determines the content of our react app just like normal HTML </text:p>
        </text:list-item>
      </text:list>
      <text:p text:style-name="P20"/>
      <text:p text:style-name="P4">Setup</text:p>
      <text:p text:style-name="P4">Install Node</text:p>
      <text:p text:style-name="P3">Create-react-app </text:p>
      <text:p text:style-name="P35">npm package for boilerplate code for react apps </text:p>
      <text:p text:style-name="P35">command: sudo npm install -g create-react-app <text:s/></text:p>
      <text:list xml:id="list3590529900" text:style-name="L3">
        <text:list-item>
          <text:p text:style-name="P37">creating an application </text:p>
        </text:list-item>
        <text:list-item>
          <text:p text:style-name="P37">command: create-react-app &lt;command&gt; </text:p>
        </text:list-item>
      </text:list>
      <text:p text:style-name="P21"/>
      <text:p text:style-name="P5">Why does create-react-app install many packages?</text:p>
      <text:p text:style-name="P22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3">Src – <text:span text:style-name="T4">source code</text:span></text:p>
      <text:p text:style-name="P23">public – <text:span text:style-name="T4">store static files like images</text:span></text:p>
      <text:p text:style-name="P23">node_modules – <text:span text:style-name="T4">contains all project dependencies</text:span></text:p>
      <text:p text:style-name="P23">package.json – <text:span text:style-name="T4">records our project dependencies</text:span></text:p>
      <text:p text:style-name="P24">package-lock.json – records exact version of dependencies</text:p>
      <text:p text:style-name="P23">readme.md – <text:span text:style-name="T4">instructions on how to use the project</text:span></text:p>
      <text:p text:style-name="P39"/>
      <text:p text:style-name="P8"><text:span text:style-name="T9">Bookmark – Notes on JSX Module</text:span> </text:p>
      <text:p text:style-name="P8">JXS </text:p>
      <text:p text:style-name="P25">javascript extended </text:p>
      <text:p text:style-name="P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5"/>
      <text:p text:style-name="P10">ERROR – INLINE STYLING TO AN INDIVIDUAL ELEMENT</text:p>
      <text:p text:style-name="P36">The `style` prop expects a mapping from style properties to values, not a string. </text:p>
      <text:p text:style-name="P11">Change the syntax:</text:p>
      <text:p text:style-name="P27">example</text:p>
      <text:p text:style-name="P27">&lt;div style = {{backgroundColor:’red’}}&gt;&lt;/div&gt;</text:p>
      <text:p text:style-name="P12">Reference an object <text:span text:style-name="T7">to apply styling </text:span></text:p>
      <text:p text:style-name="P40">example 2</text:p>
      <text:p text:style-name="P28"><text:span text:style-name="T2">&lt;div style = {{b</text:span><text:span text:style-name="T8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5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29"><text:span text:style-name="T5">Objects</text:span> are not valid as a React child</text:p>
      <text:p text:style-name="P30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5"/>
      <text:p text:style-name="P47">3 pillars of React Component Usage</text:p>
      <text:list xml:id="list2445685917" text:style-name="L4">
        <text:list-item>
          <text:p text:style-name="P48">Component nesting – <text:span text:style-name="T2">component within anther component</text:span></text:p>
        </text:list-item>
        <text:list-item>
          <text:p text:style-name="P48">component reuseability – <text:span text:style-name="T2">reusable code</text:span></text:p>
        </text:list-item>
        <text:list-item>
          <text:p text:style-name="P48">component configuration – <text:span text:style-name="T2">configure a component when it is created</text:span></text:p>
        </text:list-item>
      </text:list>
      <text:p text:style-name="P35"/>
      <text:p text:style-name="P49">Styling options for React</text:p>
      <text:p text:style-name="P44">Semantics-U<text:span text:style-name="T10">I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2:33:12.964364547</dc:date>
    <meta:editing-duration>PT7H48M27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380" meta:character-count="2438" meta:non-whitespace-character-count="2099"/>
  </office:meta>
</office:document-meta>
</file>